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Unicode MS" svg:font-family="'Arial Unicode M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stroke-dash="Dash_20_Dot_20_3" svg:stroke-width="0cm" draw:stroke-linejoin="none" svg:stroke-linecap="butt" draw:fill="solid" draw:fill-color="#6d6e71" draw:textarea-horizontal-align="center" draw:textarea-vertical-align="middle" loext:decorative="false"/>
    </style:style>
    <style:style style:name="gr2" style:family="graphic" style:parent-style-name="standard">
      <style:graphic-properties draw:stroke="none" draw:stroke-dash="Dash_20_Dot_20_3" svg:stroke-width="0cm" draw:stroke-linejoin="none" svg:stroke-linecap="butt" draw:fill="solid" draw:fill-color="#ffffff" draw:textarea-horizontal-align="center" draw:textarea-vertical-align="middle" loext:decorative="false"/>
    </style:style>
    <style:style style:name="gr3" style:family="graphic" style:parent-style-name="standard">
      <style:graphic-properties draw:stroke="none" draw:stroke-dash="Dash_20_Dot_20_3" svg:stroke-width="0cm" draw:stroke-linejoin="none" svg:stroke-linecap="butt" draw:fill="solid" draw:fill-color="#111111" draw:textarea-horizontal-align="center" draw:textarea-vertical-align="middle" loext:decorative="false"/>
    </style:style>
    <style:style style:name="gr4" style:family="graphic" style:parent-style-name="standard">
      <style:graphic-properties draw:stroke="none" draw:stroke-dash="Dash_20_Dot_20_3" svg:stroke-width="0cm" draw:stroke-linejoin="none" svg:stroke-linecap="butt" draw:fill="solid" draw:fill-color="#59c2e8" draw:textarea-horizontal-align="center" draw:textarea-vertical-align="middle" loext:decorative="false"/>
    </style:style>
    <style:style style:name="gr5" style:family="graphic" style:parent-style-name="standard">
      <style:graphic-properties draw:stroke="none" draw:stroke-dash="Dash_20_Dot_20_3" svg:stroke-width="0cm" draw:stroke-linejoin="none" svg:stroke-linecap="butt" draw:fill="solid" draw:fill-color="#53a8d3" draw:textarea-horizontal-align="center" draw:textarea-vertical-align="middle" loext:decorative="false"/>
    </style:style>
    <style:style style:name="P1" style:family="paragraph">
      <loext:graphic-properties draw:fill="solid" draw:fill-color="#6d6e71"/>
      <style:paragraph-properties fo:text-align="center"/>
    </style:style>
    <style:style style:name="P2" style:family="paragraph">
      <loext:graphic-properties draw:fill="solid" draw:fill-color="#ffffff"/>
      <style:paragraph-properties fo:text-align="center"/>
    </style:style>
    <style:style style:name="P3" style:family="paragraph">
      <loext:graphic-properties draw:fill="solid" draw:fill-color="#111111"/>
      <style:paragraph-properties fo:text-align="center"/>
    </style:style>
    <style:style style:name="P4" style:family="paragraph">
      <loext:graphic-properties draw:fill="solid" draw:fill-color="#59c2e8"/>
      <style:paragraph-properties fo:text-align="center"/>
    </style:style>
    <style:style style:name="P5" style:family="paragraph">
      <loext:graphic-properties draw:fill="solid" draw:fill-color="#53a8d3"/>
      <style:paragraph-properties fo:text-align="cente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omyślny">
        <draw:polygon draw:style-name="gr1" draw:text-style-name="P1" draw:layer="layout" svg:width="18.125cm" svg:height="7.796cm" svg:x="7.26cm" svg:y="2.596cm" svg:viewBox="0 0 18126 7797" draw:points="18126,0 13,7750 3,7788 0,7797 18126,8">
          <text:p/>
        </draw:polygon>
        <draw:polygon draw:style-name="gr1" draw:text-style-name="P1" draw:layer="layout" svg:width="6.001cm" svg:height="2.604cm" svg:x="0.007cm" svg:y="10.906cm" svg:viewBox="0 0 6002 2605" draw:points="5955,0 0,2548 0,2605 6002,25">
          <text:p/>
        </draw:polygon>
        <draw:polygon draw:style-name="gr1" draw:text-style-name="P1" draw:layer="layout" svg:width="10.615cm" svg:height="6.001cm" svg:x="14.77cm" svg:y="8.278cm" svg:viewBox="0 0 10616 6002" draw:points="5733,2756 0,6002 53,6002 5746,2779 8742,1082 10616,11 10616,0 8730,1060">
          <text:p/>
        </draw:polygon>
        <draw:polygon draw:style-name="gr1" draw:text-style-name="P1" draw:layer="layout" svg:width="11.44cm" svg:height="6.339cm" svg:x="13.945cm" svg:y="7.94cm" svg:viewBox="0 0 11441 6340" draw:points="9051,1315 5900,3065 0,6340 54,6340 5913,3088 9065,1338 11441,7 11441,0">
          <text:p/>
        </draw:polygon>
        <draw:polygon draw:style-name="gr1" draw:text-style-name="P1" draw:layer="layout" svg:width="9.326cm" svg:height="5.416cm" svg:x="16.059cm" svg:y="8.863cm" svg:viewBox="0 0 9327 5417" draw:points="5643,2137 0,5417 53,5417 5656,2159 8603,445 9327,21 9327,0 8591,424">
          <text:p/>
        </draw:polygon>
        <draw:polygon draw:style-name="gr1" draw:text-style-name="P1" draw:layer="layout" svg:width="10.165cm" svg:height="5.775cm" svg:x="15.22cm" svg:y="8.504cm" svg:viewBox="0 0 10166 5776" draw:points="8924,701 5819,2467 0,5776 54,5776 5832,2491 8937,723 10166,18 10166,0">
          <text:p/>
        </draw:polygon>
        <draw:path draw:style-name="gr2" draw:text-style-name="P2" draw:layer="layout" svg:width="8.971cm" svg:height="5.764cm" svg:x="13.763cm" svg:y="4.909cm" svg:viewBox="0 0 8972 5765" svg:d="M0 3988v-252l82-129 141-375 513-471 705-447 462-247 204-215-106-114-20-106 94-117 74 19 164 110 317-317 482-391 375-232 720-364 761-266 297-74h282l686 164 361-78 215-4 956 293 870 365 145 146 98 430 28 341 66 52v211l-66 48-164 467-52 105-345 294h-66c0 0-43 335-245 612-203 276-370 276-423 276s-341-123-341-123l-2751 1365-117-109c0 0-83 364-216 560-134 196-305 365-536 349-232-16-541-255-541-255l-36 74-106-24-364 93-229 9-385-62-825-323-552-334-368-294-179-276-53-180z">
          <text:p/>
        </draw:path>
        <draw:path draw:style-name="gr3" draw:text-style-name="P3" draw:layer="layout" svg:width="9.052cm" svg:height="5.84cm" svg:x="13.724cm" svg:y="4.872cm" svg:viewBox="0 0 9053 5841" svg:d="M3719 5839c-11 0-21 0-33 0-193-13-430-167-522-234l-28 60-127-28-359 91-237 10-393-64h-4l-828-325h-3l-554-337h-3l-372-299-187-287-55-189-14-210v-261l86-137 143-380 526-481 707-448 457-244 173-183-89-96-25-134 122-152 105 27 143 96 298-298 483-394 381-234 723-364 766-269 302-75h292l681 164 356-77 226-4 965 298 876 367 159 159 102 448 26 322 69 52v251l-73 51-162 459-55 114-362 309h-47c-18 95-77 364-248 596-214 292-395 292-454 292-60 0-255-83-340-119l-2760 1370-89-82c-30 116-103 357-205 507-168 242-343 364-539 364zM3133 5483l39 30c2 3 302 231 519 246 180 12 340-93 501-332 127-188 209-543 210-546l16-67 148 137 2743-1361 18 6c133 57 296 119 325 121 49 0 199 0 391-261 194-264 237-589 238-593l4-35h87l328-278 46-97 168-476 60-42v-172l-65-50-29-356-95-416-131-131-861-361-948-290-205 4-364 79-690-165h-273l-291 72-756 265-716 362-373 228-479 389-338 338-186-124-44-12-66 84 15 76 122 132-234 248-466 248-701 444-503 461-139 372-78 123v238l12 197 50 169 173 265 360 289 547 331 818 320 377 61 221-8 370-94 84 19z">
          <text:p/>
        </draw:path>
        <draw:path draw:style-name="gr3" draw:text-style-name="P3" draw:layer="layout" svg:width="0.969cm" svg:height="0.884cm" svg:x="14.14cm" svg:y="9.131cm" svg:viewBox="0 0 970 885" svg:d="M970 885l-970-545v-340l970 542zM66 301l838 471v-192l-838-468z">
          <text:p/>
        </draw:path>
        <draw:path draw:style-name="gr3" draw:text-style-name="P3" draw:layer="layout" svg:width="1.448cm" svg:height="1.408cm" svg:x="16.86cm" svg:y="9.008cm" svg:viewBox="0 0 1449 1409" svg:d="M25 1409l-25-7c0-4 94-398 188-590l18-37c103-215 179-369 402-575 177-163 415-237 594-183 104 32 175 103 201 204 78 310 34 639 33 642l-27-4c0-3 44-326-33-632-24-92-86-156-182-185-169-50-398 21-569 177-219 203-293 356-396 567l-19 37c-91 191-184 583-185 586z">
          <text:p/>
        </draw:path>
        <draw:path draw:style-name="gr3" draw:text-style-name="P3" draw:layer="layout" svg:width="1.125cm" svg:height="1.425cm" svg:x="21.021cm" svg:y="7.082cm" svg:viewBox="0 0 1126 1426" svg:d="M27 1426l-27-4c48-293 199-743 414-1036 208-283 370-434 587-372 194 56 105 624 101 648l-27-4c25-159 61-577-82-618-203-59-353 81-559 362-211 288-360 733-407 1024z">
          <text:p/>
        </draw:path>
        <draw:path draw:style-name="gr3" draw:text-style-name="P3" draw:layer="layout" svg:width="6.008cm" svg:height="3.631cm" svg:x="16.463cm" svg:y="5.635cm" svg:viewBox="0 0 6009 3632" svg:d="M0 3632c34-31 65-61 101-89l51-42 53-41 53-41 54-40c36-26 72-53 108-79l108-78 110-77c72-51 145-101 219-152 295-199 592-395 892-588l82-36-4 7c0-53 12-104 24-155 13-50 28-100 45-149 34-98 77-193 123-285l17-35 19-34c12-23 24-46 37-69 26-45 51-90 78-135 53-88 108-176 168-261 58-86 120-170 189-248 68-78 142-152 222-218 158-133 336-242 519-339 182-98 185-94 279-136 94-44 191-84 287-121 97-38 193-74 292-106 49-15 99-31 148-46 50-14 100-28 152-34 51-7 104-7 156 0 51 6 103 17 154 32 100 27 198 63 294 99 97 37 193 72 292 104 98 32 197 62 298 85l389-168-386 173h-3c-102-21-201-50-300-81s-197-64-294-101c-96-36-194-72-293-100-50-13-101-25-151-30-51-7-102-7-153 0-50 7-101 19-151 34-50 14-99 31-148 47-98 33-196 68-291 105-96 39-191 78-285 121-94 42-188 87-279 136-183 96-360 205-518 338-80 66-152 139-221 217-68 78-130 161-188 246-58 84-114 172-166 262-28 43-53 88-78 133-14 23-25 45-37 69l-19 34-17 34c-46 93-87 187-122 285-17 49-31 97-43 148-12 50-21 101-24 152v4h-4l-82 37c-149 96-299 193-447 292-148 98-297 197-444 296-147 100-295 199-440 303-37 25-73 51-109 78l-54 39-53 40-53 39-51 43c-38 21-71 51-105 82z">
          <text:p/>
        </draw:path>
        <draw:path draw:style-name="gr3" draw:text-style-name="P3" draw:layer="layout" svg:width="3.196cm" svg:height="2.207cm" svg:x="15.658cm" svg:y="5.814cm" svg:viewBox="0 0 3197 2208" svg:d="M2442 2208h-164c-905-208-1843-633-2278-1035l19-20c432 398 1363 821 2264 1028h143c31-70 254-585 440-896 154-255 254-390 287-432-106-33-645-204-1299-505-216-99-487-283-536-316l-572 402-16-21 587-413 8 6c3 2 304 211 538 318 724 333 1309 508 1314 509l20 5-13 16c0 1-107 131-297 446-198 330-438 894-441 901z">
          <text:p/>
        </draw:path>
        <draw:polygon draw:style-name="gr3" draw:text-style-name="P3" draw:layer="layout" svg:width="0.253cm" svg:height="0.253cm" svg:x="15.847cm" svg:y="6.53cm" svg:viewBox="0 0 254 254" draw:points="0,207 208,0 254,46 47,254">
          <text:p/>
        </draw:polygon>
        <draw:path draw:style-name="gr3" draw:text-style-name="P3" draw:layer="layout" svg:width="1.048cm" svg:height="0.525cm" svg:x="15.333cm" svg:y="9.206cm" svg:viewBox="0 0 1049 526" svg:d="M787 526l-325-51-462-119 210-356h10l829 152-12 21-131 279zM40 339l427 109 314 51 105-64 123-263-784-143z">
          <text:p/>
        </draw:path>
        <draw:polygon draw:style-name="gr3" draw:text-style-name="P3" draw:layer="layout" svg:width="0.456cm" svg:height="0.85cm" svg:x="13.845cm" svg:y="8.128cm" svg:viewBox="0 0 457 851" draw:points="333,851 55,602 0,440 12,321 38,324 28,436 78,587 321,805 428,486 195,242 131,127 148,29 136,23 146,0 177,13 158,121 218,227 457,479">
          <text:p/>
        </draw:polygon>
        <draw:path draw:style-name="gr3" draw:text-style-name="P3" draw:layer="layout" svg:width="1.485cm" svg:height="1.874cm" svg:x="18.507cm" svg:y="6.203cm" svg:viewBox="0 0 1486 1875" svg:d="M571 1875h-117l-371-72 6-27 369 73h99l70-128-29-82-127-81c-68-14-173-35-184-37-4 0-28 12-46 24l-74 62-76 54-91-5 7-17c0-4 160-419 235-566l5-10c80-154 245-472 515-689 271-218 563-365 567-366l16-8 3 17c0 4 86 435 106 639 20 203 32 569 32 573v9l-858 407 28 77zM36 1631l46 3 66-48 76-63c22-12 49-28 60-28 10 0 137 26 191 37h5l136 87 840-399c0-57-14-378-32-563-19-180-86-537-102-619-63 33-313 167-546 354-264 213-428 529-508 681l-5 11c-66 129-197 468-227 547z">
          <text:p/>
        </draw:path>
        <draw:path draw:style-name="gr3" draw:text-style-name="P3" draw:layer="layout" svg:width="1.57cm" svg:height="1.464cm" svg:x="19.996cm" svg:y="5.847cm" svg:viewBox="0 0 1571 1465" svg:d="M190 1465l-3-20c0-4-53-460-79-651s-104-489-106-492l-2-11 10-5c16-8 405-191 506-230 126-46 224-63 301-54 85 12 596 230 617 239h4c0 2 3 6 3 6 2 5 74 144 104 257 29 115 26 180 26 183v8l-6 4zM31 306c15 56 80 312 103 484 23 169 67 543 77 633l1333-742c0-19-3-78-27-167-26-101-87-225-99-249-52-21-527-225-607-235-72-11-166 6-287 51-91 35-429 196-493 225z">
          <text:p/>
        </draw:path>
        <draw:path draw:style-name="gr3" draw:text-style-name="P3" draw:layer="layout" svg:width="1.906cm" svg:height="0.776cm" svg:x="19.988cm" svg:y="5.068cm" svg:viewBox="0 0 1907 777" svg:d="M12 0c161 55 322 111 483 169 81 29 160 59 241 90 79 30 159 63 238 96 157 66 315 134 469 204 156 70 311 141 464 218-154-73-311-142-468-209-158-68-314-132-473-194-79-32-159-63-239-92-81-29-160-56-241-84-161-56-324-109-486-160z">
          <text:p/>
        </draw:path>
        <draw:path draw:style-name="gr3" draw:text-style-name="P3" draw:layer="layout" svg:width="0.444cm" svg:height="9.359cm" svg:x="3.371cm" svg:y="1.331cm" svg:viewBox="0 0 445 9360" svg:d="M201 9360c-148 0-197-74-198-77l-3-5 13-1750 62-73 6-7345c0-7 0-41 26-70 25-27 63-40 115-40s91 13 116 40 25 59 25 66l14 7342 68 73-25 1757-4 5c-2 3-57 73-209 75-2 0-4 0-6 0zM38 9264c12 14 58 57 169 55 110 0 160-43 174-56l25-1726-69-73v-8l-13-7352c0-2 0-22-16-39s-46-27-86-27-69 10-85 27c-17 18-17 41-17 42l-5 7361-64 73z">
          <text:p/>
        </draw:path>
        <draw:path draw:style-name="gr3" draw:text-style-name="P3" draw:layer="layout" svg:width="0.366cm" svg:height="0.104cm" svg:x="3.379cm" svg:y="8.859cm" svg:viewBox="0 0 367 105" svg:d="M49 0c0 2 1 4 1 5l4 8c3 5 7 10 12 14 9 10 20 19 33 25 25 15 54 23 85 27 15 0 30 4 46 4s30 0 46 0c31-3 62-9 91-24-26 17-57 29-88 36-16 4-32 6-48 8s-33 2-49 2c-33 0-66-4-99-17-16-6-32-14-46-26-8-6-15-12-20-20-3-4-7-8-9-12-2-3-3-4-4-7 0 0-2-3-2-4 0-2-1-2-2-5l49-13z">
          <text:p/>
        </draw:path>
        <draw:polygon draw:style-name="gr4" draw:text-style-name="P4" draw:layer="layout" svg:width="3.359cm" svg:height="1.841cm" svg:x="4.958cm" svg:y="10.348cm" svg:viewBox="0 0 3360 1842" draw:points="0,46 25,0 3360,1796 3335,1842">
          <text:p/>
        </draw:polygon>
        <draw:polygon draw:style-name="gr4" draw:text-style-name="P4" draw:layer="layout" svg:width="0.486cm" svg:height="0.366cm" svg:x="4.838cm" svg:y="10.301cm" svg:viewBox="0 0 487 367" draw:points="327,367 366,331 136,74 479,124 487,71 0,0">
          <text:p/>
        </draw:polygon>
        <draw:polygon draw:style-name="gr4" draw:text-style-name="P4" draw:layer="layout" svg:width="0.485cm" svg:height="0.366cm" svg:x="7.95cm" svg:y="11.871cm" svg:viewBox="0 0 486 367" draw:points="0,296 8,244 350,295 120,36 160,0 486,367">
          <text:p/>
        </draw:polygon>
        <draw:polygon draw:style-name="gr4" draw:text-style-name="P4" draw:layer="layout" svg:width="5.412cm" svg:height="2.538cm" svg:x="8.891cm" svg:y="9.658cm" svg:viewBox="0 0 5413 2539" draw:points="0,2491 5391,0 5413,48 22,2539">
          <text:p/>
        </draw:polygon>
        <draw:polygon draw:style-name="gr4" draw:text-style-name="P4" draw:layer="layout" svg:width="0.49cm" svg:height="0.346cm" svg:x="8.76cm" svg:y="11.901cm" svg:viewBox="0 0 491 347" draw:points="491,307 487,254 142,282 388,39 351,0 0,347">
          <text:p/>
        </draw:polygon>
        <draw:polygon draw:style-name="gr4" draw:text-style-name="P4" draw:layer="layout" svg:width="0.488cm" svg:height="0.345cm" svg:x="13.936cm" svg:y="9.636cm" svg:viewBox="0 0 489 346" draw:points="140,346 103,309 349,65 4,94 0,41 489,0">
          <text:p/>
        </draw:polygon>
        <draw:polygon draw:style-name="gr4" draw:text-style-name="P4" draw:layer="layout" svg:width="0.051cm" svg:height="6.603cm" svg:x="4.647cm" svg:y="3.279cm" svg:viewBox="0 0 52 6604" draw:points="0,0 52,0 52,6604 0,6604">
          <text:p/>
        </draw:polygon>
        <draw:polygon draw:style-name="gr4" draw:text-style-name="P4" draw:layer="layout" svg:width="0.335cm" svg:height="0.479cm" svg:x="4.505cm" svg:y="9.551cm" svg:viewBox="0 0 336 480" draw:points="336,17 287,0 168,325 49,0 0,17 168,480">
          <text:p/>
        </draw:polygon>
        <draw:polygon draw:style-name="gr4" draw:text-style-name="P4" draw:layer="layout" svg:width="0.335cm" svg:height="0.479cm" svg:x="4.505cm" svg:y="3.13cm" svg:viewBox="0 0 336 480" draw:points="336,461 287,480 168,155 49,480 0,461 168,0">
          <text:p/>
        </draw:polygon>
        <draw:path draw:style-name="gr4" draw:text-style-name="P4" draw:layer="layout" svg:width="0.329cm" svg:height="0.329cm" svg:x="8.43cm" svg:y="12.159cm" svg:viewBox="0 0 330 330" svg:d="M330 165c0 29-8 58-22 83-15 25-35 45-60 60-25 14-54 22-83 22s-58-8-83-22c-26-15-45-35-60-60s-22-54-22-83 7-57 22-82c14-26 34-46 60-61s54-22 83-22 58 7 83 22c25 14 46 35 60 61 15 25 22 53 22 82z">
          <text:p/>
        </draw:path>
        <draw:path draw:style-name="gr2" draw:text-style-name="P2" draw:layer="layout" svg:width="0.356cm" svg:height="0.356cm" svg:x="8.417cm" svg:y="12.146cm" svg:viewBox="0 0 357 357" svg:d="M178 357c-98 0-178-81-178-179s80-178 178-178 179 80 179 178-80 179-179 179zM178 26c-83 0-152 69-152 152s69 152 152 152 152-69 152-152-67-152-152-152z">
          <text:p/>
        </draw:path>
        <draw:path draw:style-name="gr4" draw:text-style-name="P4" draw:layer="layout" svg:width="0.329cm" svg:height="0.329cm" svg:x="4.508cm" svg:y="10.047cm" svg:viewBox="0 0 330 330" svg:d="M330 165c0 29-8 58-22 83-15 25-35 45-60 60-26 14-54 22-83 22s-58-8-83-22c-25-15-45-35-60-60s-22-54-22-83 7-57 22-83c14-25 35-46 60-60 25-15 54-22 83-22s57 7 83 22c25 14 46 35 60 60 15 26 22 54 22 83z">
          <text:p/>
        </draw:path>
        <draw:path draw:style-name="gr2" draw:text-style-name="P2" draw:layer="layout" svg:width="0.355cm" svg:height="0.356cm" svg:x="4.495cm" svg:y="10.034cm" svg:viewBox="0 0 356 357" svg:d="M178 357c-98 0-178-81-178-179s80-178 178-178 178 80 178 178-80 179-178 179zM178 26c-83 0-152 69-152 152s69 152 152 152 152-69 152-152-69-152-152-152z">
          <text:p/>
        </draw:path>
        <draw:path draw:style-name="gr4" draw:text-style-name="P4" draw:layer="layout" svg:width="0.329cm" svg:height="0.33cm" svg:x="4.508cm" svg:y="2.799cm" svg:viewBox="0 0 330 331" svg:d="M330 166c0 29-8 57-22 82-15 25-35 46-60 61-26 14-54 22-83 22s-58-8-83-22c-25-15-45-36-60-61s-22-53-22-82 7-58 22-83c14-25 35-46 60-60 25-15 54-23 83-23s57 8 83 23c25 14 46 35 60 60 15 25 22 54 22 83z">
          <text:p/>
        </draw:path>
        <draw:path draw:style-name="gr2" draw:text-style-name="P2" draw:layer="layout" svg:width="0.355cm" svg:height="0.356cm" svg:x="4.495cm" svg:y="2.786cm" svg:viewBox="0 0 356 357" svg:d="M178 357c-98 0-178-81-178-178 0-98 80-179 178-179s178 81 178 179c0 97-80 178-178 178zM178 27c-83 0-152 68-152 152 0 83 69 152 152 152s152-69 152-152c0-84-69-152-152-152z">
          <text:p/>
        </draw:path>
        <draw:path draw:style-name="gr4" draw:text-style-name="P4" draw:layer="layout" svg:width="0.33cm" svg:height="0.329cm" svg:x="14.422cm" svg:y="9.397cm" svg:viewBox="0 0 331 330" svg:d="M331 165c0 29-8 56-22 82-15 25-36 46-61 61-25 14-53 22-82 22s-58-8-83-22c-25-15-45-36-60-61-15-26-23-53-23-82s8-58 23-83c14-25 35-46 60-60 25-15 54-22 83-22s57 7 82 22c25 14 46 35 61 60 14 25 22 54 22 83z">
          <text:p/>
        </draw:path>
        <draw:path draw:style-name="gr2" draw:text-style-name="P2" draw:layer="layout" svg:width="0.356cm" svg:height="0.356cm" svg:x="14.409cm" svg:y="9.383cm" svg:viewBox="0 0 357 357" svg:d="M179 357c-98 0-179-80-179-178s81-179 179-179c97 0 178 81 178 179s-81 178-178 178zM179 27c-84 0-152 69-152 152s68 152 152 152c83 0 152-69 152-152s-69-152-152-152z">
          <text:p/>
        </draw:path>
        <draw:polygon draw:style-name="gr4" draw:text-style-name="P4" draw:layer="layout" svg:width="0.068cm" svg:height="0.043cm" svg:x="4.687cm" svg:y="10.185cm" svg:viewBox="0 0 69 44" draw:points="0,4 66,0 69,39 3,44">
          <text:p/>
        </draw:polygon>
        <draw:path draw:style-name="gr4" draw:text-style-name="P4" draw:layer="layout" svg:width="9.508cm" svg:height="0.663cm" svg:x="4.879cm" svg:y="9.555cm" svg:viewBox="0 0 9509 664" svg:d="M3 664l-3-40 131-8 3 40zM263 647l-2-40 130-8 3 40zM524 629l-3-39 131-8 3 39zM784 612l-3-40 131-7 3 39zM1045 595l-3-40 131-8 2 40zM1305 578l-3-40 131-8 3 40zM1565 562l-2-40 131-8 2 40zM1826 545l-3-40 131-8 3 40zM2086 528l-2-40 130-8 3 40zM2347 510l-3-39 131-8 2 39zM2607 493l-3-39 131-8 3 39zM2867 476l-2-40 131-8 2 40zM3128 459l-3-40 131-8 3 40zM3388 442l-2-40 130-8 3 40zM3649 424l-3-39 131-8 3 40zM3909 407l-3-39 131-8 3 39zM4170 390l-3-40 131-7 2 39zM4430 373l-3-40 131-8 3 40zM4690 356l-2-40 131-8 2 40zM4951 339l-3-40 131-8 3 40zM5211 321l-2-39 130-8 3 39zM5472 304l-3-39 131-8 2 39zM5732 287l-3-40 131-8 3 40zM5992 270l-2-40 131-8 2 40zM6253 253l-3-40 131-8 3 40zM6513 237l-2-40 130-8 3 40zM6774 220l-3-40 131-8 3 40zM7034 202l-3-39 131-8 3 39zM7295 185l-3-39 131-8 2 39zM7555 168l-3-40 131-8 3 40zM7815 151l-2-40 131-8 2 40zM8076 134l-3-40 131-8 3 40zM8336 116l-2-39 130-8 3 40zM8597 99l-3-39 131-8 2 39zM8857 82l-3-40 131-7 3 39zM9117 65l-2-40 131-8 2 40zM9378 48l-3-40 131-8 3 40z">
          <text:p/>
        </draw:path>
        <draw:path draw:style-name="gr4" draw:text-style-name="P4" draw:layer="layout" svg:width="9.6cm" svg:height="6.403cm" svg:x="4.828cm" svg:y="3.065cm" svg:viewBox="0 0 9601 6404" svg:d="M9578 6404l-109-73 22-33 110 73zM9357 6257l-109-72 22-34 110 73zM9138 6112l-110-73 23-33 110 73zM8917 5965l-109-73 22-33 110 73zM8698 5818l-110-72 23-33 109 72zM8477 5672l-110-73 23-33 110 73zM8256 5525l-109-73 22-33 110 73zM8037 5380l-110-73 23-33 109 73zM7816 5233l-110-73 23-33 110 73zM7597 5086l-110-73 22-33 110 73zM7376 4939l-110-72 23-33 109 72zM7155 4793l-110-73 23-33 110 73zM6936 4647l-110-72 22-33 110 72zM6715 4501l-110-73 23-33 109 73zM6496 4354l-110-73 22-33 110 73zM6275 4207l-110-72 23-34 109 73zM6055 4060l-109-72 22-33 110 72zM5835 3914l-110-73 22-33 110 73zM5614 3768l-110-72 23-33 109 72zM5394 3622l-109-73 22-33 110 73zM5174 3475l-110-73 22-33 110 73zM4954 3328l-110-72 23-33 110 72zM4733 3182l-109-73 22-33 110 72zM4514 3036l-110-73 23-33 109 73zM4293 2889l-110-72 23-33 110 72zM4072 2743l-109-73 22-33 110 73zM3853 2596l-110-73 23-33 109 73zM3632 2449l-109-72 22-33 110 72zM3413 2304l-110-73 23-33 109 73zM3192 2157l-110-73 23-33 110 73zM2971 2010l-109-72 22-33 110 72zM2752 1864l-110-73 23-33 109 73zM2531 1717l-110-73 23-33 110 73zM2312 1570l-110-72 22-33 110 72zM2091 1425l-110-73 23-33 109 73zM1871 1278l-109-72 22-34 110 73zM1651 1132l-110-73 22-33 110 72zM1430 985l-110-73 23-33 109 73zM1211 838l-110-73 22-33 110 73zM990 693l-110-73 23-33 109 73zM770 546l-109-73 22-33 110 73zM550 399l-110-72 22-33 110 72zM329 253l-110-73 23-33 109 73zM109 106l-109-73 22-33 110 73z">
          <text:p/>
        </draw:path>
        <draw:polygon draw:style-name="gr5" draw:text-style-name="P5" draw:layer="layout" svg:width="0.354cm" svg:height="0.456cm" svg:x="4.892cm" svg:y="6.355cm" svg:viewBox="0 0 355 457" draw:points="290,0 355,0 355,457 290,457 290,246 65,246 65,457 0,457 0,0 65,0 65,190 290,190">
          <text:p/>
        </draw:polygon>
        <draw:path draw:style-name="gr5" draw:text-style-name="P5" draw:layer="layout" svg:width="0.574cm" svg:height="0.456cm" svg:x="5.707cm" svg:y="11.354cm" svg:viewBox="0 0 575 457" svg:d="M289 147c-18 59-37 113-55 164-19 50-39 99-57 146h-65c-24-67-44-138-62-212-17-76-34-156-50-245h67c7 34 13 68 20 103 7 34 13 68 20 101 6 31 14 63 21 92s14 57 21 82c17-46 37-96 56-152 19-55 38-112 55-172h56c17 60 35 116 55 172 20 55 40 106 57 152 7-25 15-51 21-82 7-29 15-61 21-92 7-33 13-67 20-101 6-35 13-69 20-103h65c-16 89-33 169-50 245-18 75-39 145-61 212h-65c-20-47-38-96-57-146-16-51-34-105-53-164z">
          <text:p/>
        </draw:path>
        <draw:path draw:style-name="gr5" draw:text-style-name="P5" draw:layer="layout" svg:width="0.367cm" svg:height="0.349cm" svg:x="6.317cm" svg:y="10.409cm" svg:viewBox="0 0 368 350" svg:d="M367 316c0 8 0 13-2 16-1 4-2 6-4 8-1 0-3 2-6 4s-7 2-11 2-8 0-13 3-9 0-13 0c-10 0-17 0-25-3-8-2-16-5-23-10-7-6-12-12-16-21-4-10-8-20-9-35-4 11-11 20-17 28-7 8-16 15-25 22-10 6-20 11-32 15s-24 5-37 5c-24 0-44-4-61-13s-30-21-41-36c-10-15-18-33-24-54s-8-43-8-67 3-52 10-74c7-23 15-41 27-57s27-28 45-36c17-8 39-13 63-13 23 0 29 3 42 8s25 12 36 21c10 9 18 21 25 36 6 14 10 30 13 49 4-17 6-32 9-45 3-12 4-23 5-32 2-8 2-15 3-20 0-4 1-8 3-8 1 0 0 0 2 0 1 0 3 0 6 0 2 0 4 0 8 0h25c4 0 6 0 9 0s4 3 4 4c1 0 1 3 1 4 0 4 0 9-1 17s-3 18-5 28c-3 11-6 23-8 36-3 13-7 25-10 38-4 13-6 26-10 38-4 11-8 24-12 35 0 20 1 36 4 49s5 21 9 28c4 6 8 11 12 13s9 4 15 4c5 0 7 0 11 0 3 0 7 0 10-3 2 0 5 0 6-3 3 0 4 0 6 0 1 0 2 0 2 0 0 0 2 0 2 4s1 4 1 7c-3 3-1 7-1 11zM229 173c0-22-3-41-6-57-4-16-11-29-19-38-8-11-16-17-26-22-10-4-21-7-31-7-11 0-28 3-38 10-11 6-21 16-27 28-7 12-12 25-14 40-3 15-4 30-4 46s1 33 4 49c2 16 6 29 13 41s15 21 24 29c10 7 22 11 38 11s26-4 37-10c11-7 20-15 27-26 6-12 13-25 16-41s5-32 5-50v-3z">
          <text:p/>
        </draw:path>
        <draw:path draw:style-name="gr5" draw:text-style-name="P5" draw:layer="layout" svg:width="0.298cm" svg:height="0.627cm" svg:x="5.044cm" svg:y="3.809cm" svg:viewBox="0 0 299 628" svg:d="M299 352c0 21-2 41-9 58-5 18-15 34-28 48-12 13-28 25-47 33s-43 12-69 12c-27 0-19-1-27-2-8-2-15-2-23-5s-15-5-22-9-11-8-17-12c2 6 2 14 2 22v118c0 1 0 4-2 5l-4 4c-2 1-5 1-9 3-4 0-9 1-14 1-6 0-11 0-15-1-4 0-6-2-9-3s-4-3-4-4c-2-1-2-2-2-5v-463c0-24 4-47 11-65 7-19 16-34 28-47s25-23 43-29c17-7 36-11 57-11s41 3 57 10 29 15 40 26c10 11 18 24 22 38 5 15 8 29 8 45 0 25-5 47-17 66-12 18-28 33-50 41 16 3 30 7 43 15 12 8 23 17 32 28 8 11 15 23 19 38 5 14 6 29 6 45zM237 357c0-14-1-26-5-38s-9-23-16-31c-8-8-17-14-29-19-12-6-27-7-44-7h-30c-4 0-6-1-9-5s-3-11-3-19 0-8 1-10c0-3 2-6 3-8s3-4 4-4c1-2 2-2 5-2h7c16 0 28-3 39-8 11-6 20-11 27-19 6-8 12-18 14-28 3-11 4-21 4-33s-2-19-4-29c-3-10-7-17-12-24-6-7-11-12-21-16-9-4-20-7-31-7-12 0-24 3-35 7-9 5-17 12-24 20-6 9-10 20-14 32-3 13-5 26-5 42v270c13 10 26 17 41 23 15 5 29 8 42 8s30-2 42-6 21-11 29-20c8-8 13-19 16-31 7-10 8-23 8-38z">
          <text:p/>
        </draw:path>
        <draw:polygon draw:style-name="gr5" draw:text-style-name="P5" draw:layer="layout" svg:width="0.275cm" svg:height="0.456cm" svg:x="11.94cm" svg:y="11.198cm" svg:viewBox="0 0 276 457" draw:points="276,402 276,457 0,457 0,0 64,0 64,402">
          <text:p/>
        </draw:polygon>
        <draw:path draw:style-name="gr4" draw:text-style-name="P4" draw:layer="layout" svg:width="0.929cm" svg:height="1.124cm" svg:x="6.372cm" svg:y="10.018cm" svg:viewBox="0 0 930 1125" svg:d="M13 1125l-5-12-8-11h4c572-230 901-560 901-908s-8-111-25-165l-3-7 4-5 11 8 12-4c17 57 26 116 26 173 0 360-334 698-917 931z">
          <text:p/>
        </draw:path>
        <draw:path draw:style-name="gr4" draw:text-style-name="P4" draw:layer="layout" svg:width="1.559cm" svg:height="0.855cm" svg:x="4.673cm" svg:y="3.997cm" svg:viewBox="0 0 1560 856" svg:d="M0 856v-26c627 0 1200-311 1537-830l23 14c-343 528-924 842-1560 842z">
          <text:p/>
        </draw:path>
        <draw:path draw:style-name="gr2" draw:text-style-name="P2" draw:layer="layout" svg:width="2.131cm" svg:height="1.441cm" svg:x="2.883cm" svg:y="1.563cm" svg:viewBox="0 0 2132 1442" svg:d="M115 677l1415 760c0 0 55 21 177-16s163-92 163-92c0 0 96 50 132 66 37 17 70 23 103-7 33-31 31-165 20-202-10-37-80-127-80-127 0 0-1775-986-1855-1041-79-57-152 39-178 76s0 67 0 67l71 47c0 0-64 173-58 298 8 130 73 162 90 171z">
          <text:p/>
        </draw:path>
        <draw:path draw:style-name="gr3" draw:text-style-name="P3" draw:layer="layout" svg:width="2.21cm" svg:height="1.523cm" svg:x="2.841cm" svg:y="1.522cm" svg:viewBox="0 0 2211 1524" svg:d="M1621 1524c-40 0-60-7-64-8l-5-3-1416-759 19-34-20 34c-66-36-103-104-110-205-5-100 31-227 50-284l-50-34-4-4c-16-19-38-66-2-117 99-136 182-121 234-84 60 43 1238 700 1852 1041l6 4 6 7c17 22 75 100 85 140 10 34 22 194-31 241-58 53-122 24-146 13-25-12-76-37-108-52-27 23-75 56-159 81-58 17-104 23-137 23zM1588 1442c8 1 57 10 150-17 105-31 142-78 142-78l20-27 30 16c1 0 95 49 131 64 34 16 46 12 59 0 16-19 18-128 8-161-4-17-38-67-67-107-140-78-1774-986-1852-1041-13-10-49-35-124 67-3 3-6 8-4 14l91 61-11 29c0 2-62 167-55 282 6 107 53 131 67 140h2z">
          <text:p/>
        </draw:path>
        <draw:path draw:style-name="gr3" draw:text-style-name="P3" draw:layer="layout" svg:width="1.758cm" svg:height="1.354cm" svg:x="3.01cm" svg:y="1.546cm" svg:viewBox="0 0 1759 1355" svg:d="M1734 1355l-1712-961 11-22c1-1 87-194-33-337l41-35c116 139 71 310 49 371l1669 937z">
          <text:p/>
        </draw:path>
        <draw:path draw:style-name="gr3" draw:text-style-name="P3" draw:layer="layout" svg:width="0.159cm" svg:height="0.205cm" svg:x="2.977cm" svg:y="2.043cm" svg:viewBox="0 0 160 206" svg:d="M8 166c9 4 28-4 42-16 15-12 29-28 42-44 26-33 48-69 68-106-13 40-30 80-52 118-10 19-22 37-38 54-8 8-17 17-28 24s-26 12-42 9z">
          <text:p/>
        </draw:path>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Unicode MS" svg:font-family="'Arial Unicode M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Kształty"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Wypełninone_20_niebieskim" draw:display-name="Wypełninone niebieskim"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Wypełnione"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Wypełnione_20_czerwonym" draw:display-name="Wypełnione czerwonym"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Wypełnione_20_zielonym" draw:display-name="Wypełnione zielonym"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Wypełnione_20_żółtym" draw:display-name="Wypełnione żółtym"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marker draw:name="Arrow" svg:viewBox="0 0 20 30" svg:d="M10 0l-10 30h20z"/>
    <draw:stroke-dash draw:name="Dash_20_Dot_20_3" draw:display-name="Dash Dot 3"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pl" fo:country="PL"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Kształty"/>
      <style:text-properties fo:font-size="14pt" fo:font-weight="bold"/>
    </style:style>
    <style:style style:name="Filled" style:family="graphic" style:parent-style-name="Shapes">
      <style:graphic-properties draw:fill="gradient" draw:fill-gradient-name="Wypełnione"/>
    </style:style>
    <style:style style:name="Filled_20_Blue" style:display-name="Filled Blue" style:family="graphic" style:parent-style-name="Filled">
      <style:graphic-properties draw:fill-gradient-name="Wypełninone_20_niebieskim"/>
      <style:text-properties fo:color="#ffffff" loext:opacity="100%"/>
    </style:style>
    <style:style style:name="Filled_20_Green" style:display-name="Filled Green" style:family="graphic" style:parent-style-name="Filled">
      <style:graphic-properties draw:fill-gradient-name="Wypełnione_20_zielonym"/>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Wypełnione_20_czerwonym"/>
      <style:text-properties fo:color="#ffffff" loext:opacity="100%"/>
    </style:style>
    <style:style style:name="Filled_20_Yellow" style:display-name="Filled Yellow" style:family="graphic" style:parent-style-name="Filled">
      <style:graphic-properties draw:fill-gradient-name="Wypełnione_20_żółtym"/>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5.4cm" fo:page-height="14.288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omyślny"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initial-creator>Cezary Dołęga</meta:initial-creator>
    <meta:creation-date>2025-02-16T13:33:12.443000000</meta:creation-date>
    <dc:date>2025-02-16T13:36:02.956000000</dc:date>
    <dc:creator>Cezary Dołęga</dc:creator>
    <meta:editing-duration>PT2M50S</meta:editing-duration>
    <meta:editing-cycles>2</meta:editing-cycles>
    <meta:generator>LibreOffice/24.8.4.2$Windows_X86_64 LibreOffice_project/bb3cfa12c7b1bf994ecc5649a80400d06cd71002</meta:generator>
    <meta:document-statistic meta:object-count="52"/>
  </office:meta>
</office:document-meta>
</file>